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rebuchet ms" svg:font-family="'trebuchet ms'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en" fo:country="none"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8.85000038146973pt" fo:language="en" fo:country="none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bold" style:font-weight-asian="normal" style:font-weight-complex="normal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none" fo:font-weight="normal" style:font-weight-asian="normal" style:font-weight-complex="normal"/>
    </style:style>
    <style:style style:name="T3" style:family="text">
      <style:text-properties style:font-name="Arial1" fo:font-size="8.85000038146973pt" fo:language="en" fo:country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MCI</text:h>
      <text:p text:style-name="P1"/>
      <text:p text:style-name="P1">Pour toucher un plus large public (Daniel)<text:line-break/>    - bas de gamme (gamme découverte)<text:line-break/>    - moyen de gamme<text:line-break/>    - haut de gamme<text:line-break/>    (la différence entre les gammes tiendra du nombre d'électrodes et donc des capacités des casques)</text:p>
      <text:p text:style-name="P1"/>
      <text:p text:style-name="P1">(limited edition??)</text:p>
      <text:p text:style-name="P1">(slide 1)</text:p>
      <text:p text:style-name="P1"><text:tab/>...So, now I am going to present you our offer, with our price range.</text:p>
      <text:p text:style-name="P1">The french technology OpenViBE and the technology EEG is predominantly unknown from the public. That's why, for reach a broad public, we suggest three different offers.</text:p>
      <text:list xml:id="list30526088" text:style-name="L1">
        <text:list-item>
          <text:p text:style-name="P2">the "Discovery" range, a low end product </text:p>
        </text:list-item>
        <text:list-item>
          <text:p text:style-name="P4">the "Classic" range, middle range product</text:p>
        </text:list-item>
        <text:list-item>
          <text:p text:style-name="P4">the "Deluxe" range, a high-range product</text:p>
        </text:list-item>
      </text:list>
      <text:p text:style-name="P3">(slide 2)</text:p>
      <text:p text:style-name="P3"/>
      <text:p text:style-name="P3">There is 14 EEG channels based on the 10-20 international locations.</text:p>
      <text:p text:style-name="P5">AF3, F7, F3, FC5, T7, P7, O1, O2, P8, T8, FC6, F4, F8, AF4 (casque EPOC)</text:p>
      <text:p text:style-name="P5"/>
      <text:p text:style-name="P3"/>
      <text:p text:style-name="P3">The Discovery range consist to </text:p>
      <text:p text:style-name="P3"/>
      <text:p text:style-name="P3">The Deluxe range with a wireless EEG for full autonomy of movement.</text:p>
      <text:p text:style-name="P3">with precise spatial resolution because the captor location is optimal. </text:p>
      <text:p text:style-name="P3">USB</text:p>
      <text:p text:style-name="P3">charge USB</text:p>
      <text:p text:style-name="P1"><text:span text:style-name="T1">The </text:span><text:bookmark text:name="ctl00_cC_ucResEM_lblTranslation"/><text:span text:style-name="T1">lithium-ion battery provide 12 hours of autonomy.</text:span></text:p>
      <text:p text:style-name="P1"><text:span text:style-name="T1">Gyroscope, </text:span><text:bookmark text:name="firstHeading"/><text:span text:style-name="T2">Accelerometer and 6 inertial sensor for </text:span></text:p>
      <text:p text:style-name="P6">head movement, head rotation</text:p>
      <text:p text:style-name="P1"><text:span text:style-name="T2">see emotions, stress, concentration, </text:span><text:bookmark text:name="ID0EUB"/><text:span text:style-name="T3">excitement</text:span></text:p>
      <text:p text:style-name="P7"/>
      <text:p text:style-name="P7">2D -&gt; 3D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rebuchet ms" svg:font-family="'trebuchet ms', 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Veysseire</meta:initial-creator>
    <meta:creation-date>2014-11-25T00:03:15</meta:creation-date>
    <dc:date>2014-11-27T10:38:37.98</dc:date>
    <meta:editing-duration>PT1H31M13S</meta:editing-duration>
    <meta:editing-cycles>20</meta:editing-cycles>
    <meta:generator>OpenOffice.org/3.3$Win32 OpenOffice.org_project/330m20$Build-9567</meta:generator>
    <meta:document-statistic meta:table-count="0" meta:image-count="0" meta:object-count="0" meta:page-count="1" meta:paragraph-count="22" meta:word-count="189" meta:character-count="1136"/>
  </office:meta>
</office:document-meta>
</file>